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59f1" officeooo:paragraph-rsid="001259f1"/>
    </style:style>
    <style:style style:name="P2" style:family="paragraph" style:parent-style-name="Standard">
      <style:text-properties fo:font-weight="bold" officeooo:rsid="001259f1" officeooo:paragraph-rsid="001259f1" style:font-weight-asian="bold" style:font-weight-complex="bold"/>
    </style:style>
    <style:style style:name="P3" style:family="paragraph" style:parent-style-name="Standard">
      <style:text-properties fo:font-weight="bold" officeooo:rsid="001b527d" officeooo:paragraph-rsid="001b527d" style:font-weight-asian="bold" style:font-weight-complex="bold"/>
    </style:style>
    <style:style style:name="P4" style:family="paragraph" style:parent-style-name="Standard">
      <style:text-properties fo:font-weight="bold" officeooo:rsid="002fc0c9" officeooo:paragraph-rsid="002fc0c9" style:font-weight-asian="bold" style:font-weight-complex="bold"/>
    </style:style>
    <style:style style:name="P5" style:family="paragraph" style:parent-style-name="Standard">
      <style:text-properties fo:font-weight="normal" officeooo:rsid="001259f1" officeooo:paragraph-rsid="001259f1" style:font-weight-asian="normal" style:font-weight-complex="normal"/>
    </style:style>
    <style:style style:name="P6" style:family="paragraph" style:parent-style-name="Standard">
      <style:text-properties fo:font-weight="normal" officeooo:rsid="0019083a" officeooo:paragraph-rsid="0019083a" style:font-weight-asian="normal" style:font-weight-complex="normal"/>
    </style:style>
    <style:style style:name="P7" style:family="paragraph" style:parent-style-name="Standard">
      <style:text-properties fo:font-weight="normal" officeooo:rsid="001b527d" officeooo:paragraph-rsid="001b527d" style:font-weight-asian="normal" style:font-weight-complex="normal"/>
    </style:style>
    <style:style style:name="P8" style:family="paragraph" style:parent-style-name="Standard">
      <style:text-properties fo:font-weight="normal" officeooo:rsid="001f534a" officeooo:paragraph-rsid="001f534a" style:font-weight-asian="normal" style:font-weight-complex="normal"/>
    </style:style>
    <style:style style:name="P9" style:family="paragraph" style:parent-style-name="Standard">
      <style:text-properties fo:font-weight="normal" officeooo:rsid="0024f616" officeooo:paragraph-rsid="0024f616" style:font-weight-asian="normal" style:font-weight-complex="normal"/>
    </style:style>
    <style:style style:name="P10" style:family="paragraph" style:parent-style-name="Standard">
      <style:text-properties fo:font-weight="normal" officeooo:rsid="00267574" officeooo:paragraph-rsid="00267574" style:font-weight-asian="normal" style:font-weight-complex="normal"/>
    </style:style>
    <style:style style:name="P11" style:family="paragraph" style:parent-style-name="Standard">
      <style:text-properties fo:font-weight="normal" officeooo:rsid="002869a7" officeooo:paragraph-rsid="002869a7" style:font-weight-asian="normal" style:font-weight-complex="normal"/>
    </style:style>
    <style:style style:name="P12" style:family="paragraph" style:parent-style-name="Standard">
      <style:text-properties fo:font-weight="normal" officeooo:rsid="0029286d" officeooo:paragraph-rsid="0029286d" style:font-weight-asian="normal" style:font-weight-complex="normal"/>
    </style:style>
    <style:style style:name="P13" style:family="paragraph" style:parent-style-name="Standard">
      <style:text-properties fo:font-weight="normal" officeooo:rsid="002b91ca" officeooo:paragraph-rsid="002b91ca" style:font-weight-asian="normal" style:font-weight-complex="normal"/>
    </style:style>
    <style:style style:name="P14" style:family="paragraph" style:parent-style-name="Standard">
      <style:text-properties fo:font-weight="normal" officeooo:rsid="002f4a8b" officeooo:paragraph-rsid="002f4a8b" style:font-weight-asian="normal" style:font-weight-complex="normal"/>
    </style:style>
    <style:style style:name="P15" style:family="paragraph" style:parent-style-name="Standard">
      <style:text-properties fo:font-weight="normal" officeooo:rsid="003128c5" officeooo:paragraph-rsid="003128c5" style:font-weight-asian="normal" style:font-weight-complex="normal"/>
    </style:style>
    <style:style style:name="P16" style:family="paragraph" style:parent-style-name="Standard">
      <style:text-properties officeooo:rsid="0014bf49" officeooo:paragraph-rsid="0014bf49"/>
    </style:style>
    <style:style style:name="P17" style:family="paragraph" style:parent-style-name="Table_20_Contents">
      <style:text-properties fo:font-weight="bold" officeooo:rsid="001fa54c" officeooo:paragraph-rsid="001fa54c" style:font-weight-asian="bold" style:font-weight-complex="bold"/>
    </style:style>
    <style:style style:name="P18" style:family="paragraph" style:parent-style-name="Table_20_Contents">
      <style:text-properties fo:font-weight="bold" officeooo:rsid="00267574" officeooo:paragraph-rsid="00267574" style:font-weight-asian="bold" style:font-weight-complex="bold"/>
    </style:style>
    <style:style style:name="P19" style:family="paragraph" style:parent-style-name="Table_20_Contents">
      <style:text-properties fo:font-weight="bold" officeooo:rsid="0029286d" officeooo:paragraph-rsid="0029286d" style:font-weight-asian="bold" style:font-weight-complex="bold"/>
    </style:style>
    <style:style style:name="P20" style:family="paragraph" style:parent-style-name="Table_20_Contents">
      <style:text-properties fo:font-weight="bold" officeooo:rsid="002b91ca" officeooo:paragraph-rsid="002b91ca" style:font-weight-asian="bold" style:font-weight-complex="bold"/>
    </style:style>
    <style:style style:name="P21" style:family="paragraph" style:parent-style-name="Table_20_Contents">
      <style:text-properties officeooo:rsid="001fa54c" officeooo:paragraph-rsid="001fa54c"/>
    </style:style>
    <style:style style:name="P22" style:family="paragraph" style:parent-style-name="Table_20_Contents">
      <style:text-properties officeooo:rsid="001fa54c" officeooo:paragraph-rsid="0020a9a0"/>
    </style:style>
    <style:style style:name="P23" style:family="paragraph" style:parent-style-name="Table_20_Contents">
      <style:text-properties officeooo:rsid="001fa54c" officeooo:paragraph-rsid="002a296d"/>
    </style:style>
    <style:style style:name="P24" style:family="paragraph" style:parent-style-name="Table_20_Contents">
      <style:text-properties officeooo:rsid="002172bb" officeooo:paragraph-rsid="002172bb"/>
    </style:style>
    <style:style style:name="P25" style:family="paragraph" style:parent-style-name="Table_20_Contents">
      <style:text-properties officeooo:rsid="0022a1b1" officeooo:paragraph-rsid="0022a1b1"/>
    </style:style>
    <style:style style:name="P26" style:family="paragraph" style:parent-style-name="Table_20_Contents">
      <style:text-properties officeooo:rsid="00240ca6" officeooo:paragraph-rsid="00240ca6"/>
    </style:style>
    <style:style style:name="P27" style:family="paragraph" style:parent-style-name="Table_20_Contents">
      <style:text-properties officeooo:rsid="00267574" officeooo:paragraph-rsid="00267574"/>
    </style:style>
    <style:style style:name="P28" style:family="paragraph" style:parent-style-name="Table_20_Contents">
      <style:text-properties officeooo:paragraph-rsid="002a296d"/>
    </style:style>
    <style:style style:name="P29" style:family="paragraph" style:parent-style-name="Table_20_Contents">
      <style:text-properties officeooo:rsid="002a296d" officeooo:paragraph-rsid="002a296d"/>
    </style:style>
    <style:style style:name="P30" style:family="paragraph" style:parent-style-name="Table_20_Contents">
      <style:text-properties officeooo:rsid="002b91ca" officeooo:paragraph-rsid="002b91ca"/>
    </style:style>
    <style:style style:name="P31" style:family="paragraph" style:parent-style-name="Table_20_Contents">
      <style:text-properties officeooo:rsid="002d75f4" officeooo:paragraph-rsid="002d75f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4573d" style:font-style-asian="italic" style:font-style-complex="italic"/>
    </style:style>
    <style:style style:name="T3" style:family="text">
      <style:text-properties fo:font-style="italic" officeooo:rsid="001682dc" style:font-style-asian="italic" style:font-style-complex="italic"/>
    </style:style>
    <style:style style:name="T4" style:family="text">
      <style:text-properties fo:font-style="italic" officeooo:rsid="001874ad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4573d" style:font-style-asian="normal" style:font-style-complex="normal"/>
    </style:style>
    <style:style style:name="T7" style:family="text">
      <style:text-properties fo:font-style="normal" officeooo:rsid="001682dc" style:font-style-asian="normal" style:font-style-complex="normal"/>
    </style:style>
    <style:style style:name="T8" style:family="text">
      <style:text-properties officeooo:rsid="001874ad"/>
    </style:style>
    <style:style style:name="T9" style:family="text">
      <style:text-properties officeooo:rsid="001d4132"/>
    </style:style>
    <style:style style:name="T10" style:family="text">
      <style:text-properties officeooo:rsid="001e1672"/>
    </style:style>
    <style:style style:name="T11" style:family="text">
      <style:text-properties officeooo:rsid="001f534a"/>
    </style:style>
    <style:style style:name="T12" style:family="text">
      <style:text-properties officeooo:rsid="001fa54c"/>
    </style:style>
    <style:style style:name="T13" style:family="text">
      <style:text-properties officeooo:rsid="002172bb"/>
    </style:style>
    <style:style style:name="T14" style:family="text">
      <style:text-properties officeooo:rsid="0022a1b1"/>
    </style:style>
    <style:style style:name="T15" style:family="text">
      <style:text-properties officeooo:rsid="002a296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1b0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mi: Niko Kortström</text:p>
      <text:p text:style-name="P1">Opiskelijanumero: 014154573</text:p>
      <text:p text:style-name="P1"/>
      <text:p text:style-name="P1">1.</text:p>
      <text:p text:style-name="P1"/>
      <text:p text:style-name="P1"/>
      <text:p text:style-name="P1"/>
      <text:p text:style-name="P16">2.</text:p>
      <text:p text:style-name="P1"/>
      <text:p text:style-name="P2">UR</text:p>
      <text:p text:style-name="P2"/>
      <text:p text:style-name="P5"/>
      <text:p text:style-name="P2"/>
      <text:p text:style-name="P2">DD</text:p>
      <text:p text:style-name="P2"/>
      <text:p text:style-name="P5">- jos parametri <text:span text:style-name="T1">original</text:span> on vähintään yhden pituinen merkkijono, muuttujaan <text:span text:style-name="T1">ch</text:span><text:span text:style-name="T5"> asetetaan arvo ilman, että sitä käytetään välissä</text:span></text:p>
      <text:p text:style-name="P5"><text:span text:style-name="T5">- </text:span><text:span text:style-name="T6">jos parametri </text:span><text:span text:style-name="T2">marker</text:span><text:span text:style-name="T6"> löytyy parametristä </text:span><text:span text:style-name="T2">original</text:span><text:span text:style-name="T6">, muuttujaan </text:span><text:span text:style-name="T2">pos</text:span><text:span text:style-name="T6"> asetetaan arvo ilman, että sitä käytetään välissä</text:span></text:p>
      <text:p text:style-name="P5"><text:span text:style-name="T6"><text:tab/>- </text:span><text:span text:style-name="T7">muuttuja </text:span><text:span text:style-name="T3">pos</text:span><text:span text:style-name="T7"> asetetaan siten, ettei parametrin </text:span><text:span text:style-name="T3">marker</text:span><text:span text:style-name="T7"> ilmentymää poisteta palautettavasta <text:tab/>taulukosta</text:span></text:p>
      <text:p text:style-name="P2"/>
      <text:p text:style-name="P2">DU</text:p>
      <text:p text:style-name="P2"/>
      <text:p text:style-name="P5">- jos parametri <text:span text:style-name="T1">original</text:span> on tyhjä, muuttujiin <text:span text:style-name="T1">ch</text:span> ja <text:span text:style-name="T1">i</text:span> asetetaan arvo käyttämättä niitä sen jälkeen</text:p>
      <text:p text:style-name="P5"><text:tab/>- <text:span text:style-name="T8">jos parametriä </text:span><text:span text:style-name="T4">marker</text:span><text:span text:style-name="T8"> ei löydy parametristä </text:span><text:span text:style-name="T4">original</text:span><text:span text:style-name="T8">, palautetaan taulukko, joka sisältää <text:tab/>tyhjän merkkijonon ja parametrin </text:span><text:span text:style-name="T4">original</text:span><text:span text:style-name="T8"> ensimmäisen kirjaimen</text:span></text:p>
      <text:p text:style-name="P5">- muuttujaan <text:span text:style-name="T1">found</text:span> asetetaan arvo, mutta sitä ei käytetä koskaan</text:p>
      <text:p text:style-name="P5"/>
      <text:p text:style-name="P6">3.</text:p>
      <text:p text:style-name="P6"/>
      <text:p text:style-name="P3">SonarQube</text:p>
      <text:p text:style-name="P3"/>
      <text:p text:style-name="P7">- <text:span text:style-name="T9">toistuvaa koodi</text:span></text:p>
      <text:p text:style-name="P7">- <text:span text:style-name="T9">määritettyjen ohjelmointistandardien rikkominen</text:span></text:p>
      <text:p text:style-name="P7">- <text:span text:style-name="T10">huono testikattavuus</text:span></text:p>
      <text:p text:style-name="P7">- <text:span text:style-name="T10">bugit</text:span></text:p>
      <text:p text:style-name="P7">- <text:span text:style-name="T10">kompleksisuus</text:span></text:p>
      <text:p text:style-name="P7">- <text:span text:style-name="T11">tekninen velka</text:span></text:p>
      <text:p text:style-name="P7">- <text:span text:style-name="T11">kommentit</text:span></text:p>
      <text:p text:style-name="P7">- <text:span text:style-name="T11">arkkitehtuuri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4.</text:p>
      <text:p text:style-name="P8"/>
      <text:p text:style-name="P9">Ekvivalenssiluokat:</text:p>
      <text:p text:style-name="P8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>Muuttuja</text:p>
          </table:table-cell>
          <table:table-cell table:style-name="Table1.A1" office:value-type="string">
            <text:p text:style-name="P17">Ekvivalenssiluokat</text:p>
          </table:table-cell>
          <table:table-cell table:style-name="Table1.C1" office:value-type="string">
            <text:p text:style-name="P17">Esimerkkiarvo</text:p>
          </table:table-cell>
        </table:table-row>
        <table:table-row>
          <table:table-cell table:style-name="Table1.A2" office:value-type="string">
            <text:p text:style-name="P21">pituus</text:p>
          </table:table-cell>
          <table:table-cell table:style-name="Table1.A2" office:value-type="string">
            <text:p text:style-name="P22">NaN</text:p>
            <text:p text:style-name="P22">x <text:span text:style-name="T14">&lt;=</text:span> 150</text:p>
            <text:p text:style-name="P22">x <text:span text:style-name="T14">&gt;=</text:span> 210</text:p>
            <text:p text:style-name="P21">150 &lt;<text:span text:style-name="T13">=</text:span> x &lt;<text:span text:style-name="T13">=</text:span> 210</text:p>
          </table:table-cell>
          <table:table-cell table:style-name="Table1.C2" office:value-type="string">
            <text:p text:style-name="P24">Satakuusikymmentä</text:p>
            <text:p text:style-name="P24">89</text:p>
            <text:p text:style-name="P24">300</text:p>
            <text:p text:style-name="P24">160</text:p>
          </table:table-cell>
        </table:table-row>
        <table:table-row>
          <table:table-cell table:style-name="Table1.A2" office:value-type="string">
            <text:p text:style-name="P21">paino</text:p>
          </table:table-cell>
          <table:table-cell table:style-name="Table1.A2" office:value-type="string">
            <text:p text:style-name="P25">NaN</text:p>
            <text:p text:style-name="P25">x &lt;= 40</text:p>
            <text:p text:style-name="P25">x &gt;= 130</text:p>
            <text:p text:style-name="P25">40 &lt;= x &lt;= 130</text:p>
          </table:table-cell>
          <table:table-cell table:style-name="Table1.C2" office:value-type="string">
            <text:p text:style-name="P26">Kuusikymmentä</text:p>
            <text:p text:style-name="P26">35</text:p>
            <text:p text:style-name="P26">145</text:p>
            <text:p text:style-name="P26">65</text:p>
          </table:table-cell>
        </table:table-row>
      </table:table>
      <text:p text:style-name="P8"/>
      <text:p text:style-name="P9">Raja-arvot:</text:p>
      <text:p text:style-name="P9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8">Muuttuja</text:p>
          </table:table-cell>
          <table:table-cell table:style-name="Table2.B1" office:value-type="string">
            <text:p text:style-name="P18">Raja-arvot</text:p>
          </table:table-cell>
        </table:table-row>
        <table:table-row>
          <table:table-cell table:style-name="Table2.A2" office:value-type="string">
            <text:p text:style-name="P27">pituus</text:p>
          </table:table-cell>
          <table:table-cell table:style-name="Table2.B2" office:value-type="string">
            <text:p text:style-name="P27">149, 150, 151, 119, 120, 121</text:p>
          </table:table-cell>
        </table:table-row>
        <table:table-row>
          <table:table-cell table:style-name="Table2.A2" office:value-type="string">
            <text:p text:style-name="P27">paino</text:p>
          </table:table-cell>
          <table:table-cell table:style-name="Table2.B2" office:value-type="string">
            <text:p text:style-name="P27">39, 40, 41, 129, 130, 131</text:p>
          </table:table-cell>
        </table:table-row>
      </table:table>
      <text:p text:style-name="P10"/>
      <text:p text:style-name="P11">5.</text:p>
      <text:p text:style-name="P11"/>
      <text:p text:style-name="P12">Tulosten ekvivalenssiluokat:</text:p>
      <text:p text:style-name="P12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9">Muuttuja</text:p>
          </table:table-cell>
          <table:table-cell table:style-name="Table3.A1" office:value-type="string">
            <text:p text:style-name="P19">Ekvivalenssiluokat</text:p>
          </table:table-cell>
          <table:table-cell table:style-name="Table3.C1" office:value-type="string">
            <text:p text:style-name="P19">Esimerkki<text:span text:style-name="T15">tapaus</text:span></text:p>
          </table:table-cell>
        </table:table-row>
        <table:table-row>
          <table:table-cell table:style-name="Table3.A2" office:value-type="string">
            <text:p text:style-name="P30">Painoindeksi</text:p>
          </table:table-cell>
          <table:table-cell table:style-name="Table3.A2" office:value-type="string">
            <text:p text:style-name="P29">Virhe</text:p>
            <text:p text:style-name="P23"/>
            <text:p text:style-name="P23"/>
            <text:p text:style-name="P29"/>
            <text:p text:style-name="P29">18,5 &lt; x &lt; 30</text:p>
            <text:p text:style-name="P29"/>
            <text:p text:style-name="P29"/>
            <text:p text:style-name="P29"/>
            <text:p text:style-name="P29"/>
            <text:p text:style-name="P29">x &lt;= 18,5</text:p>
            <text:p text:style-name="P29"/>
            <text:p text:style-name="P29"/>
            <text:p text:style-name="P29"/>
            <text:p text:style-name="P29"/>
            <text:p text:style-name="P29"/>
            <text:p text:style-name="P29">x &gt;= 30</text:p>
          </table:table-cell>
          <table:table-cell table:style-name="Table3.C2" office:value-type="string">
            <text:p text:style-name="P29">Tulos = 140 =&gt; Painoindeksiä ei voida laskea, pituus oltava väliltä <text:span text:style-name="T12">150 &lt;= x &lt;= 210</text:span></text:p>
            <text:p text:style-name="P29"/>
            <text:p text:style-name="P28"><text:span text:style-name="T15">Tulos = 25 =&gt; Painoindexi on 25, lue lisää </text:span><text:a xlink:type="simple" xlink:href="https://fi.wikipedia.org/wiki/Painoindeksi">https://fi.wikipedia.org/wiki/Painoindeksi</text:a>.</text:p>
            <text:p text:style-name="P28"/>
            <text:p text:style-name="P28"><text:span text:style-name="T15">Tulos = 15 =&gt; </text:span>Painoindeksi on alle 19, <text:span text:style-name="T15">lue lisää </text:span><text:a xlink:type="simple" xlink:href="http://www.yths.fi/i_love_arki/askarruttavatko_ruokailutottumuksesi">http://www.yths.fi/i_love_arki/askarruttavatko_ruokailutottumuksesi</text:a></text:p>
            <text:p text:style-name="P28"/>
            <text:p text:style-name="P28"><text:span text:style-name="T15">Tulos = 32 =&gt; Painoindeksi on 32, lue lisää </text:span><text:a xlink:type="simple" xlink:href="https://www.thl.fi/fi/web/elintavat-ja-ravitsemus/ravitsemus/ravitsemus-jaterveys/painonhallinta">https://www.thl.fi/fi/web/elintavat-ja-ravitsemus/ravitsemus/ravitsemus-jaterveys/painonhallinta</text:a></text:p>
          </table:table-cell>
        </table:table-row>
      </table:table>
      <text:p text:style-name="P12"/>
      <text:p text:style-name="P12"/>
      <text:p text:style-name="P13"><text:soft-page-break/>Tulosten raja-arvot:</text:p>
      <text:p text:style-name="P13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0">Muuttuja</text:p>
          </table:table-cell>
          <table:table-cell table:style-name="Table4.B1" office:value-type="string">
            <text:p text:style-name="P30"><text:span text:style-name="T16">Raja-arvot</text:span></text:p>
          </table:table-cell>
        </table:table-row>
        <table:table-row>
          <table:table-cell table:style-name="Table4.A2" office:value-type="string">
            <text:p text:style-name="P30">Painoindeksi</text:p>
          </table:table-cell>
          <table:table-cell table:style-name="Table4.B2" office:value-type="string">
            <text:p text:style-name="P31">18,4, 18,5, 18,6, 29,9, 30, 30,1</text:p>
          </table:table-cell>
        </table:table-row>
      </table:table>
      <text:p text:style-name="P13"/>
      <text:p text:style-name="P14">6.</text:p>
      <text:p text:style-name="P14"/>
      <text:p text:style-name="P4">splitInTwo raja-arvo tapaukset:</text:p>
      <text:p text:style-name="P4"/>
      <text:p text:style-name="P15">- original = “”, marker = “k”</text:p>
      <text:p text:style-name="P15">- original = “sana”, marker = “”</text:p>
      <text:p text:style-name="P15">- original = “”, marker = “”</text:p>
      <text:p text:style-name="P15">- <text:span text:style-name="T17">original = “k”, marker = “k”</text:span></text:p>
      <text:p text:style-name="P15">- <text:span text:style-name="T17">original = null, marker = “k”</text:span></text:p>
      <text:p text:style-name="P15">- <text:span text:style-name="T17">original = “sana”, marker = nu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 Kortström</meta:initial-creator>
    <meta:creation-date>2016-04-06T10:58:02.259505470</meta:creation-date>
    <meta:generator>LibreOffice/4.2.8.2$Linux_X86_64 LibreOffice_project/420m0$Build-2</meta:generator>
    <dc:date>2016-04-06T12:57:21.982220645</dc:date>
    <dc:creator>Niko Kortström</dc:creator>
    <meta:editing-duration>PT1H47M26S</meta:editing-duration>
    <meta:editing-cycles>27</meta:editing-cycles>
    <meta:document-statistic meta:table-count="4" meta:image-count="0" meta:object-count="0" meta:page-count="3" meta:paragraph-count="80" meta:word-count="303" meta:character-count="2004" meta:non-whitespace-character-count="1777"/>
  </office:meta>
</office:document-meta>
</file>